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98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16" calcext:value-type="float">
            <text:p>1725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phemi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Gregorius ovilio adolescens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0930" calcext:value-type="float">
            <text:p>172509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008" calcext:value-type="float">
            <text:p>1725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 /Dyase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Legoski/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01" calcext:value-type="float">
            <text:p>172511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mulu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omitted profugi auriga de aula</text:p>
          </table:table-cell>
          <table:table-cell office:value-type="string" calcext:value-type="string">
            <text:p>omitted ab uxore</text:p>
          </table:table-cell>
          <table:table-cell table:number-columns-repeated="3"/>
          <table:table-cell office:value-type="string" calcext:value-type="string">
            <text:p>profugi = exiled? fugitive? vagabond?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1" calcext:value-type="float">
            <text:p>172511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molitor lutheran illegitimate</text:p>
          </table:table-cell>
          <table:table-cell office:value-type="string" calcext:value-type="string">
            <text:p>/Myslewczanka/</text:p>
          </table:table-cell>
          <table:table-cell office:value-type="string" calcext:value-type="string">
            <text:p>Antonius /Łegoski/</text:p>
          </table:table-cell>
          <table:table-cell office:value-type="string" calcext:value-type="string">
            <text:p>Regina /Łuczy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18" calcext:value-type="float">
            <text:p>1725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Kędziora/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0" calcext:value-type="float">
            <text:p>430</text:p>
          </table:table-cell>
          <table:table-cell office:value-type="float" office:value="17251125" calcext:value-type="float">
            <text:p>172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Zagorski/ nobil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hias /Rokossowski/</text:p>
          </table:table-cell>
          <table:table-cell office:value-type="string" calcext:value-type="string">
            <text:p>Constantia /Tomicka/ virgo</text:p>
          </table:table-cell>
          <table:table-cell/>
          <table:table-cell office:value-type="string" calcext:value-type="string">
            <text:p>location given as Śielec aula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06" calcext:value-type="float">
            <text:p>1726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Regina /Kurzawi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114" calcext:value-type="float">
            <text:p>1726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Ja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Dąbrowa</text:p>
          </table:table-cell>
          <table:table-cell office:value-type="string" calcext:value-type="string">
            <text:p>Catharina /Wieczynska/ virgo de aul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14" calcext:value-type="float">
            <text:p>172602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odzony/ de Juncewo</text:p>
          </table:table-cell>
          <table:table-cell office:value-type="string" calcext:value-type="string">
            <text:p>Catharina /Avi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Apolonia /Młynarksa/ de Gorzy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4" calcext:value-type="float">
            <text:p>172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Frac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oyski/</text:p>
          </table:table-cell>
          <table:table-cell office:value-type="string" calcext:value-type="string">
            <text:p>Anna /Szymkow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228" calcext:value-type="float">
            <text:p>172602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lasius famulus non subditi Damasławiensi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Helena uxor tabernator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1" calcext:value-type="float">
            <text:p>172604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2" calcext:value-type="float">
            <text:p>172604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/Wazynski/ illegitimate</text:p>
          </table:table-cell>
          <table:table-cell office:value-type="string" calcext:value-type="string">
            <text:p>Margaretha /Graczowna/</text:p>
          </table:table-cell>
          <table:table-cell office:value-type="string" calcext:value-type="string">
            <text:p>Albertus /Skalski/ braxator de Damasławek</text:p>
          </table:table-cell>
          <table:table-cell office:value-type="string" calcext:value-type="string">
            <text:p>Catharina /Gulczow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03" calcext:value-type="float">
            <text:p>1726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Golemowski/</text:p>
          </table:table-cell>
          <table:table-cell office:value-type="string" calcext:value-type="string">
            <text:p>/Jaraczew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1" calcext:value-type="float">
            <text:p>431</text:p>
          </table:table-cell>
          <table:table-cell office:value-type="float" office:value="17260410" calcext:value-type="float">
            <text:p>172604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/Walosiek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Marianna /Łegos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00" calcext:value-type="float">
            <text:p>172606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 Szpurz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Theressia /Pogodzina/ ancilla</text:p>
          </table:table-cell>
          <table:table-cell/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0" calcext:value-type="float">
            <text:p>1726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ab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ysostomus /Rozbicki/</text:p>
          </table:table-cell>
          <table:table-cell office:value-type="string" calcext:value-type="string">
            <text:p>/Wode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3" calcext:value-type="float">
            <text:p>172606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Mnich/ cmet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Łegoski/ cantor ecclesi de Juncewo</text:p>
          </table:table-cell>
          <table:table-cell office:value-type="string" calcext:value-type="string">
            <text:p>Eva /Figrowna/ ancill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629" calcext:value-type="float">
            <text:p>1726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Walkowicz/ sartor de Śielec</text:p>
          </table:table-cell>
          <table:table-cell office:value-type="string" calcext:value-type="string">
            <text:p>Marianna /Łegoska/ uxor cantoris eccles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815" calcext:value-type="float">
            <text:p>1726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/Sobkowianka/</text:p>
          </table:table-cell>
          <table:table-cell/>
          <table:table-cell office:value-type="string" calcext:value-type="string">
            <text:p>Constantia /Tomicka/ virgo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2" calcext:value-type="float">
            <text:p>172609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 Franciscus</text:p>
          </table:table-cell>
          <table:table-cell office:value-type="string" calcext:value-type="string">
            <text:p>Michael /Golemowski/ possessor villa Damasławe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consors</text:p>
          </table:table-cell>
          <table:table-cell/>
          <table:table-cell office:value-type="string" calcext:value-type="string">
            <text:p>nobilis; location given as Aula Damasławek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2" calcext:value-type="float">
            <text:p>432</text:p>
          </table:table-cell>
          <table:table-cell office:value-type="float" office:value="17260929" calcext:value-type="float">
            <text:p>172609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Thomas /Złotnicki/ possessor Piotrkowice</text:p>
          </table:table-cell>
          <table:table-cell office:value-type="string" calcext:value-type="string">
            <text:p>Anna /Kolczynska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consors haeres in Śielec</text:p>
          </table:table-cell>
          <table:table-cell/>
          <table:table-cell office:value-type="string" calcext:value-type="string">
            <text:p>nobilis; location given as Aula Piotrk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0904" calcext:value-type="float">
            <text:p>172609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/Stephan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braxator de Piotrkowice</text:p>
          </table:table-cell>
          <table:table-cell office:value-type="string" calcext:value-type="string">
            <text:p>Hedvigis /Ciesielska/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029" calcext:value-type="float">
            <text:p>172610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Michael /Koczedzyk/ adolescens ferrifaber de Piotrkowice</text:p>
          </table:table-cell>
          <table:table-cell office:value-type="string" calcext:value-type="string">
            <text:p>Regina /Owczar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10" calcext:value-type="float">
            <text:p>172611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/Remiwicz/ servus aulici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Matuszown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Francisca uxor ovilioni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124" calcext:value-type="float">
            <text:p>17261124</text:p>
          </table:table-cell>
          <table:table-cell office:value-type="string" calcext:value-type="string">
            <text:p>Damasław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Mathias /Klonkowicz/ seu /Cholewa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mulus de Damasław</text:p>
          </table:table-cell>
          <table:table-cell office:value-type="string" calcext:value-type="string">
            <text:p>Marianna tabernatrix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3" calcext:value-type="float">
            <text:p>433</text:p>
          </table:table-cell>
          <table:table-cell office:value-type="float" office:value="17261201" calcext:value-type="float">
            <text:p>172612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 Barbar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Francisca /Zaiaczek/</text:p>
          </table:table-cell>
          <table:table-cell office:value-type="string" calcext:value-type="string">
            <text:p>Svietoslaus /Tomicki/ haeres villa Śielec</text:p>
          </table:table-cell>
          <table:table-cell office:value-type="string" calcext:value-type="string">
            <text:p>Constantia /Tomicka/ nee /Orzelska/ haeres villa Śielec</text:p>
          </table:table-cell>
          <table:table-cell/>
          <table:table-cell office:value-type="string" calcext:value-type="string">
            <text:p>nobilis; location given as Aula Damasław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0" calcext:value-type="float">
            <text:p>172612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Ciesielski/ adolescens de Dochanowo</text:p>
          </table:table-cell>
          <table:table-cell office:value-type="string" calcext:value-type="string">
            <text:p>Marianna /Matuszown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3" calcext:value-type="float">
            <text:p>172612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Bzd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czedzik/ ferrifaber</text:p>
          </table:table-cell>
          <table:table-cell office:value-type="string" calcext:value-type="string">
            <text:p>Marianna /Matuszown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08" calcext:value-type="float">
            <text:p>1726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Niespodziany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Valentinus /Przygodziak/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 /Armacianka/</text:p>
          </table:table-cell>
          <table:table-cell office:value-type="string" calcext:value-type="string">
            <text:p>Simon /Pellio/ oppidanus de Janowiec</text:p>
          </table:table-cell>
          <table:table-cell office:value-type="string" calcext:value-type="string">
            <text:p>Catharina mercatrix de Janowi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61229" calcext:value-type="float">
            <text:p>172612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s /Roliracik/ de Damasław</text:p>
          </table:table-cell>
          <table:table-cell office:value-type="string" calcext:value-type="string">
            <text:p>Helena tabernatrix de Damasław</text:p>
          </table:table-cell>
          <table:table-cell/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106" calcext:value-type="float">
            <text:p>1727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lasianka/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/Kędziorow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5" calcext:value-type="float">
            <text:p>435</text:p>
          </table:table-cell>
          <table:table-cell office:value-type="float" office:value="17270205" calcext:value-type="float">
            <text:p>17270205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Komeczny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Rosalia /Ryszkiewicz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08" calcext:value-type="float">
            <text:p>172702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Andreas /Zbierąn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Marianna /Kaspr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5" calcext:value-type="float">
            <text:p>172702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ovilio famulus plebanal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Magdalena /Kusze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Michalczak/ de Międzylesie</text:p>
          </table:table-cell>
          <table:table-cell office:value-type="string" calcext:value-type="string">
            <text:p>Elena /Mielcar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216" calcext:value-type="float">
            <text:p>172702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/Rayska/</text:p>
          </table:table-cell>
          <table:table-cell office:value-type="string" calcext:value-type="string">
            <text:p>Jacobus /Kolasiak/ adolescens de Damasławek</text:p>
          </table:table-cell>
          <table:table-cell office:value-type="string" calcext:value-type="string">
            <text:p>Catharina /Gulczank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04" calcext:value-type="float">
            <text:p>172703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/Rzeznikiewicz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de Damasławek</text:p>
          </table:table-cell>
          <table:table-cell office:value-type="string" calcext:value-type="string">
            <text:p>Catharina /Po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3" calcext:value-type="float">
            <text:p>1727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Zur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Malkoski/</text:p>
          </table:table-cell>
          <table:table-cell office:value-type="string" calcext:value-type="string">
            <text:p>Hedvigis /Ciesielska/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328" calcext:value-type="float">
            <text:p>172703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/Budniak/ de Juncewo</text:p>
          </table:table-cell>
          <table:table-cell office:value-type="string" calcext:value-type="string">
            <text:p>Regina /Boleszczynska/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7" calcext:value-type="float">
            <text:p>437</text:p>
          </table:table-cell>
          <table:table-cell office:value-type="float" office:value="17270518" calcext:value-type="float">
            <text:p>1727051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Cieslak/ inqu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 pastor de Damasław</text:p>
          </table:table-cell>
          <table:table-cell office:value-type="string" calcext:value-type="string">
            <text:p>Barbara /Crysztofow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706" calcext:value-type="float">
            <text:p>172707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/Ured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ovili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Walkowicz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tabernator de Juncewo</text:p>
          </table:table-cell>
          <table:table-cell office:value-type="string" calcext:value-type="string">
            <text:p>Rozalia /Ryszkiewicow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0819" calcext:value-type="float">
            <text:p>172708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 /Plaskaty/</text:p>
          </table:table-cell>
          <table:table-cell office:value-type="string" calcext:value-type="string">
            <text:p>Agnetis</text:p>
          </table:table-cell>
          <table:table-cell table:style-name="ce2" office:value-type="string" calcext:value-type="string">
            <text:p>Martinus /Domagała/ de Juncewo</text:p>
          </table:table-cell>
          <table:table-cell office:value-type="string" calcext:value-type="string">
            <text:p>Theress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2" calcext:value-type="float">
            <text:p>1727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linus de Juncewo</text:p>
          </table:table-cell>
          <table:table-cell office:value-type="string" calcext:value-type="string">
            <text:p>Hedvigis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005" calcext:value-type="float">
            <text:p>1727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Michalcz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Regina ancilla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Jacobus /P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famulus de Juncewo</text:p>
          </table:table-cell>
          <table:table-cell office:value-type="string" calcext:value-type="string">
            <text:p>Regina /Zuczy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39" calcext:value-type="float">
            <text:p>439</text:p>
          </table:table-cell>
          <table:table-cell office:value-type="float" office:value="17271105" calcext:value-type="float">
            <text:p>1727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Hedvigis virgo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122" calcext:value-type="float">
            <text:p>1727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ancilla cmetonis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Sophia /Owczarzewn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71200" calcext:value-type="float">
            <text:p>172712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Andreas /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Międzylesie</text:p>
          </table:table-cell>
          <table:table-cell office:value-type="string" calcext:value-type="string">
            <text:p>/Kurzawiank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1" calcext:value-type="float">
            <text:p>17280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atzar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Formąn/ de Nadborowo</text:p>
          </table:table-cell>
          <table:table-cell office:value-type="string" calcext:value-type="string">
            <text:p>Hedvigis mea sor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/Myskiwczanka/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eressia /Konietkowna/ ovilionis uxo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1" calcext:value-type="float">
            <text:p>441</text:p>
          </table:table-cell>
          <table:table-cell office:value-type="float" office:value="17280118" calcext:value-type="float">
            <text:p>1728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onestus molitor de Piotrkowice</text:p>
          </table:table-cell>
          <table:table-cell office:value-type="string" calcext:value-type="string">
            <text:p>Theressia /Woycie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1" calcext:value-type="float">
            <text:p>172805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Fraczc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adolescens et pater familias de Dochanowo</text:p>
          </table:table-cell>
          <table:table-cell office:value-type="string" calcext:value-type="string">
            <text:p>Marianna uxor molitor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2" calcext:value-type="float">
            <text:p>1728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Agnes /Plaskat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08" calcext:value-type="float">
            <text:p>172805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Telczynski/ brax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virgo neptis eiu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519" calcext:value-type="float">
            <text:p>172805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Walo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ovilionis alterius uxor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3" calcext:value-type="float">
            <text:p>443</text:p>
          </table:table-cell>
          <table:table-cell office:value-type="float" office:value="17280613" calcext:value-type="float">
            <text:p>1728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Stanislaus /Ryszkiewicz/ economus Juncewiensis</text:p>
          </table:table-cell>
          <table:table-cell office:value-type="string" calcext:value-type="string">
            <text:p>Rozalia /Miecznikowska/</text:p>
          </table:table-cell>
          <table:table-cell office:value-type="string" calcext:value-type="string">
            <text:p>Svietoslaus /Tomicki/ de Śielec</text:p>
          </table:table-cell>
          <table:table-cell office:value-type="string" calcext:value-type="string">
            <text:p>/Gorzewska/ de Rokossowskie</text:p>
          </table:table-cell>
          <table:table-cell/>
          <table:table-cell office:value-type="string" calcext:value-type="string">
            <text:p>location given as Juncewo aula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Regina</text:p>
          </table:table-cell>
          <table:table-cell office:value-type="string" calcext:value-type="string">
            <text:p>Thomas /Złotnicki/ possessor</text:p>
          </table:table-cell>
          <table:table-cell office:value-type="string" calcext:value-type="string">
            <text:p>Anna /Kolczynska/</text:p>
          </table:table-cell>
          <table:table-cell table:number-columns-repeated="3"/>
          <table:table-cell office:value-type="string" calcext:value-type="string">
            <text:p>nobilis; location given as Aula Piotrk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14" calcext:value-type="float">
            <text:p>172806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omitted scriba aulici in 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annes caupo in Dąbrowa</text:p>
          </table:table-cell>
          <table:table-cell office:value-type="string" calcext:value-type="string">
            <text:p>/Stanisławow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Szulc/ acatholic</text:p>
          </table:table-cell>
          <table:table-cell office:value-type="string" calcext:value-type="string">
            <text:p>Dorothea acatholic</text:p>
          </table:table-cell>
          <table:table-cell office:value-type="string" calcext:value-type="string">
            <text:p>Chrysostomus pat de Międzylesie</text:p>
          </table:table-cell>
          <table:table-cell office:value-type="string" calcext:value-type="string">
            <text:p>Catharina /Wal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620" calcext:value-type="float">
            <text:p>172806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 /Fracoz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ovilio adolescens de Międzylesie</text:p>
          </table:table-cell>
          <table:table-cell office:value-type="string" calcext:value-type="string">
            <text:p>Ann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5" calcext:value-type="float">
            <text:p>445</text:p>
          </table:table-cell>
          <table:table-cell office:value-type="float" office:value="17280711" calcext:value-type="float">
            <text:p>172807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Boleszczyn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Złomicki/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13" calcext:value-type="float">
            <text:p>172807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famulus de Damasław</text:p>
          </table:table-cell>
          <table:table-cell office:value-type="string" calcext:value-type="string">
            <text:p>/Krysztos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2" calcext:value-type="float">
            <text:p>1728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Zurek/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724" calcext:value-type="float">
            <text:p>172807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Pospieszata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ntonius /Malkoski/ organarius</text:p>
          </table:table-cell>
          <table:table-cell office:value-type="string" calcext:value-type="string">
            <text:p>Magdalena /Ciesielska/ virgo mea nept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08" calcext:value-type="float">
            <text:p>172808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tentius Roch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/Rokossowski/ possessor Damasławensis</text:p>
          </table:table-cell>
          <table:table-cell office:value-type="string" calcext:value-type="string">
            <text:p>Constantia /Tomic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6" calcext:value-type="float">
            <text:p>446</text:p>
          </table:table-cell>
          <table:table-cell office:value-type="float" office:value="17280819" calcext:value-type="float">
            <text:p>1728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Pastor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Wieczynski/ economus de Dąbrowa</text:p>
          </table:table-cell>
          <table:table-cell table:style-name="ce2" office:value-type="string" calcext:value-type="string">
            <text:p>/Stanisławowa/ inquilina de Dąbrowa</text:p>
          </table:table-cell>
          <table:table-cell/>
          <table:table-cell office:value-type="string" calcext:value-type="string">
            <text:p>unclear whether child’s name is Pastoris or location is given as Dąbrowa Pastoris; child name may have been omitted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822" calcext:value-type="float">
            <text:p>172808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Hiacinthus</text:p>
          </table:table-cell>
          <table:table-cell office:value-type="string" calcext:value-type="string">
            <text:p>Antonius /Piniazek/</text:p>
          </table:table-cell>
          <table:table-cell office:value-type="string" calcext:value-type="string">
            <text:p>Agnetis /Roszynska/</text:p>
          </table:table-cell>
          <table:table-cell office:value-type="string" calcext:value-type="string">
            <text:p>Svietoslaus /Tomicki/</text:p>
          </table:table-cell>
          <table:table-cell office:value-type="string" calcext:value-type="string">
            <text:p>Constantia /Tomicka/ consors eius</text:p>
          </table:table-cell>
          <table:table-cell/>
          <table:table-cell table:style-name="ce2" office:value-type="string" calcext:value-type="string">
            <text:p>location given as Damasławek Aula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0918" calcext:value-type="float">
            <text:p>1728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Thomas</text:p>
          </table:table-cell>
          <table:table-cell office:value-type="string" calcext:value-type="string">
            <text:p>Casimirus /Rebelinski/ economus Juncewiensi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Sosninski/</text:p>
          </table:table-cell>
          <table:table-cell office:value-type="string" calcext:value-type="string">
            <text:p>Theressia tabernatrix </text:p>
          </table:table-cell>
          <table:table-cell/>
          <table:table-cell office:value-type="string" calcext:value-type="string">
            <text:p>location given as Aula Juncewiensi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3" calcext:value-type="float">
            <text:p>172810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Kolasiak/</text:p>
          </table:table-cell>
          <table:table-cell office:value-type="string" calcext:value-type="string">
            <text:p>Catharina</text:p>
          </table:table-cell>
          <table:table-cell table:style-name="ce2" office:value-type="string" calcext:value-type="string">
            <text:p>Michael /Przybylak/ de Damasławek</text:p>
          </table:table-cell>
          <table:table-cell office:value-type="string" calcext:value-type="string">
            <text:p>Sophia /Kedzierzy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004" calcext:value-type="float">
            <text:p>172810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Marianna /Owczarzank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7" calcext:value-type="float">
            <text:p>447</text:p>
          </table:table-cell>
          <table:table-cell office:value-type="float" office:value="17281206" calcext:value-type="float">
            <text:p>17281206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 nonsubditi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ianus /Champel/ molitor</text:p>
          </table:table-cell>
          <table:table-cell office:value-type="string" calcext:value-type="string">
            <text:p>Dorothea /Suszkowa/ lutherana religionis</text:p>
          </table:table-cell>
          <table:table-cell/>
          <table:table-cell office:value-type="string" calcext:value-type="string">
            <text:p>note in margin indicates father is probably lutheran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2" calcext:value-type="float">
            <text:p>1728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de Piotrkowice</text:p>
          </table:table-cell>
          <table:table-cell office:value-type="string" calcext:value-type="string">
            <text:p>Magdalena virgo mea neptis</text:p>
          </table:table-cell>
          <table:table-cell/>
          <table:table-cell office:value-type="string" calcext:value-type="string">
            <text:p>neptis = granddaughter (of Petrus Cieszeski who performed the baptism)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6" calcext:value-type="float">
            <text:p>1728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/Androszkowna/</text:p>
          </table:table-cell>
          <table:table-cell office:value-type="string" calcext:value-type="string">
            <text:p>Joannes /Konczal/ cmetho de Sarbinowo</text:p>
          </table:table-cell>
          <table:table-cell office:value-type="string" calcext:value-type="string">
            <text:p>Hedvigis /Kozietkowa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18" calcext:value-type="float">
            <text:p>1728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table:style-name="ce2" office:value-type="string" calcext:value-type="string">
            <text:p>/Laskoski/ possessor Starężyn</text:p>
          </table:table-cell>
          <table:table-cell office:value-type="string" calcext:value-type="string">
            <text:p>consors eius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Anus quia impericulo</text:p>
          </table:table-cell>
          <table:table-cell/>
          <table:table-cell office:value-type="string" calcext:value-type="string">
            <text:p>Lucia periculo morti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49" calcext:value-type="float">
            <text:p>449</text:p>
          </table:table-cell>
          <table:table-cell office:value-type="float" office:value="17281221" calcext:value-type="float">
            <text:p>1728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hortula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Hedvigis /Mackowna/ ancilla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5" calcext:value-type="float">
            <text:p>172812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gdalena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81229" calcext:value-type="float">
            <text:p>1728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Zmia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/Jakubowski/ de Międzylesie</text:p>
          </table:table-cell>
          <table:table-cell table:style-name="ce2" office:value-type="string" calcext:value-type="string">
            <text:p>Marianna /Dobrogoska/ de Międzylesie</text:p>
          </table:table-cell>
          <table:table-cell/>
          <table:table-cell office:value-type="string" calcext:value-type="string">
            <text:p>there’s a note about the godmother that i can’t quite make out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118" calcext:value-type="float">
            <text:p>17290118</text:p>
          </table:table-cell>
          <table:table-cell table:style-name="ce1"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Ovilionis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tonius organarius</text:p>
          </table:table-cell>
          <table:table-cell office:value-type="string" calcext:value-type="string">
            <text:p>Catharina uxor braxatoris de Starężyn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01" calcext:value-type="float">
            <text:p>17290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Bzdy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Skatawski/</text:p>
          </table:table-cell>
          <table:table-cell office:value-type="string" calcext:value-type="string">
            <text:p>/Chwatkowska/ possesstrix in Wapn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1" calcext:value-type="float">
            <text:p>451</text:p>
          </table:table-cell>
          <table:table-cell office:value-type="float" office:value="17290220" calcext:value-type="float">
            <text:p>172902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aulus /Kadziela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zawa/ adolescens de Dąbrowa</text:p>
          </table:table-cell>
          <table:table-cell office:value-type="string" calcext:value-type="string">
            <text:p>Barbara /Waloch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229" calcext:value-type="float">
            <text:p>1729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Mnich/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gdalena /Ciesielska/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Ja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Makowski/ de Brudzyn</text:p>
          </table:table-cell>
          <table:table-cell office:value-type="string" calcext:value-type="string">
            <text:p>Marianna /Owczarzewna/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03" calcext:value-type="float">
            <text:p>172904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gdalena virg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4" calcext:value-type="float">
            <text:p>1729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 ovili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caupo Juncewiensis</text:p>
          </table:table-cell>
          <table:table-cell office:value-type="string" calcext:value-type="string">
            <text:p>Magdalena /Ciesielska/ virgo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2" calcext:value-type="float">
            <text:p>452</text:p>
          </table:table-cell>
          <table:table-cell office:value-type="float" office:value="17290416" calcext:value-type="float">
            <text:p>1729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cauponi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ovilio de Damasław</text:p>
          </table:table-cell>
          <table:table-cell office:value-type="string" calcext:value-type="string">
            <text:p>Constantia /Kurzawian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01" calcext:value-type="float">
            <text:p>172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/Kaczar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4" calcext:value-type="float">
            <text:p>454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Francisca mollinaris uxor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0529" calcext:value-type="float">
            <text:p>1729052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Casimirus /Byk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Gracz/ de Damasław</text:p>
          </table:table-cell>
          <table:table-cell office:value-type="string" calcext:value-type="string">
            <text:p>Marianna /Owczarzewna/ virgo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08" calcext:value-type="float">
            <text:p>1729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Hałupnik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Matuszowiak/ de Dąbrowa</text:p>
          </table:table-cell>
          <table:table-cell office:value-type="string" calcext:value-type="string">
            <text:p>Constantia /Kurzawianka/ de Dąbrowa</text:p>
          </table:table-cell>
          <table:table-cell/>
          <table:table-cell office:value-type="string" calcext:value-type="string">
            <text:p>on attachment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wiątosław /Tomicki/ filius Joannis /Tomicki/</text:p>
          </table:table-cell>
          <table:table-cell office:value-type="string" calcext:value-type="string">
            <text:p>Constantia /Tomick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291113" calcext:value-type="float">
            <text:p>1729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ovilio de Damasław</text:p>
          </table:table-cell>
          <table:table-cell office:value-type="string" calcext:value-type="string">
            <text:p>Theressia /Kaczmar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22" calcext:value-type="float">
            <text:p>173001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anorin*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de Dąbrowa</text:p>
          </table:table-cell>
          <table:table-cell office:value-type="string" calcext:value-type="string">
            <text:p>Anna /Stanisławowa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130" calcext:value-type="float">
            <text:p>173001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ncentius</text:p>
          </table:table-cell>
          <table:table-cell office:value-type="string" calcext:value-type="string">
            <text:p>Laurentius /Josielai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Catharina ovilion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acobus /Kaczmar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Cholewiak/</text:p>
          </table:table-cell>
          <table:table-cell office:value-type="string" calcext:value-type="string">
            <text:p>Catharina /Kędziorzyna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202" calcext:value-type="float">
            <text:p>1730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trzohsak/</text:p>
          </table:table-cell>
          <table:table-cell office:value-type="string" calcext:value-type="string">
            <text:p>Magdalena /Kaczmarzynka/ z Dochon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12" calcext:value-type="float">
            <text:p>1730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Harmac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de Dąbrowa</text:p>
          </table:table-cell>
          <table:table-cell office:value-type="string" calcext:value-type="string">
            <text:p>Margaretha /Domagalin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6" calcext:value-type="float">
            <text:p>456</text:p>
          </table:table-cell>
          <table:table-cell office:value-type="float" office:value="17300326" calcext:value-type="float">
            <text:p>173003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Barbara /Kryszkow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410" calcext:value-type="float">
            <text:p>173004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Marianna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528" calcext:value-type="float">
            <text:p>1730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Martinus /Junc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uxor sartoris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Smoł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 de Paryż</text:p>
          </table:table-cell>
          <table:table-cell office:value-type="string" calcext:value-type="string">
            <text:p>Hedvigis /Rybaczanka/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02" calcext:value-type="float">
            <text:p>1730070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inquilinus de Damasław</text:p>
          </table:table-cell>
          <table:table-cell office:value-type="string" calcext:value-type="string">
            <text:p>Barbara /Knich/ de Damasławek uxor Christophori inquilinu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3" calcext:value-type="float">
            <text:p>173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ferrifabe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716" calcext:value-type="float">
            <text:p>173007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Valentinus inqul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gnes uxor ovilionis de Damasławek</text:p>
          </table:table-cell>
          <table:table-cell/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819" calcext:value-type="float">
            <text:p>1730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de Międzylesie uxor Michael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06" calcext:value-type="float">
            <text:p>1730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adolescens filius ovilionis Martini de Juncewo</text:p>
          </table:table-cell>
          <table:table-cell office:value-type="string" calcext:value-type="string">
            <text:p>Eva uxor Hiacinthi /Spychała/ inquilinu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0" calcext:value-type="float">
            <text:p>173009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Rodzoni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17" calcext:value-type="float">
            <text:p>1730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femia 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0924" calcext:value-type="float">
            <text:p>173009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Regina uxor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02" calcext:value-type="float">
            <text:p>1730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Catharina /Kroy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7" calcext:value-type="float">
            <text:p>457</text:p>
          </table:table-cell>
          <table:table-cell office:value-type="float" office:value="17301022" calcext:value-type="float">
            <text:p>173010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etha *etrice ex aula Sielcensi levantes ad sacrum regnerationis lavacrum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egina consors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05" calcext:value-type="float">
            <text:p>1730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Dorothea virgo ancill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1" calcext:value-type="float">
            <text:p>17301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Martinus ovilio de Juncew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inqulinus de Kołarą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126" calcext:value-type="float">
            <text:p>1730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ovilionis ex aul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 semicmeto de Juncewo</text:p>
          </table:table-cell>
          <table:table-cell office:value-type="string" calcext:value-type="string">
            <text:p>Marianna /Jack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01210" calcext:value-type="float">
            <text:p>173012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Constantia /Rokossowska/ soror sua nata /Tomicka/ ex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114" calcext:value-type="float">
            <text:p>1731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Constantia ancilla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225" calcext:value-type="float">
            <text:p>1731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Soph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erius</text:p>
          </table:table-cell>
          <table:table-cell office:value-type="string" calcext:value-type="string">
            <text:p>Michael inqu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2" calcext:value-type="float">
            <text:p>1731031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simirus /Rebelinski/ braxato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15" calcext:value-type="float">
            <text:p>173103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gnes vidua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Eva uxor Hiacinthi inquilinus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8" calcext:value-type="float">
            <text:p>458</text:p>
          </table:table-cell>
          <table:table-cell office:value-type="float" office:value="17310320" calcext:value-type="float">
            <text:p>1731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Wałach/ inquil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Theressia tabernatrix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2" calcext:value-type="float">
            <text:p>1731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oannes ovlion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Barbara uxor Christophori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Śielec</text:p>
          </table:table-cell>
          <table:table-cell office:value-type="string" calcext:value-type="string">
            <text:p>Agnes uxor Casimiri de Śielec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3" calcext:value-type="float">
            <text:p>173103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da</text:p>
          </table:table-cell>
          <table:table-cell office:value-type="string" calcext:value-type="string">
            <text:p>Simon /Zu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molitor de Śielec</text:p>
          </table:table-cell>
          <table:table-cell office:value-type="string" calcext:value-type="string">
            <text:p>Marianna /Janiszeska/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327" calcext:value-type="float">
            <text:p>173103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tholomeus ovili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ventoslaus /Tomicki/ adolescens de Starężynek</text:p>
          </table:table-cell>
          <table:table-cell office:value-type="string" calcext:value-type="string">
            <text:p>Justina /Skarzewska/ virgo de Retk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3" calcext:value-type="float">
            <text:p>173104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Adalbertus pastor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Sophia /Armacina/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idorus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4" calcext:value-type="float">
            <text:p>173104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Jacobus /Deiasi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de Paryż famulus patrissamilias</text:p>
          </table:table-cell>
          <table:table-cell office:value-type="string" calcext:value-type="string">
            <text:p>Regina de Nadborowko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408" calcext:value-type="float">
            <text:p>173104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Albertus /Mnich/ cmetonis Juncewiens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ovilio ex aula Juncewiensis</text:p>
          </table:table-cell>
          <table:table-cell office:value-type="string" calcext:value-type="string">
            <text:p>Catharina /Kroykowa/ uxor Laurentius /Kroi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513" calcext:value-type="float">
            <text:p>173105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Jackowa/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06" calcext:value-type="float">
            <text:p>173106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/Dobek/ famulus Laurentii /Zbnewski/ de Cerekwica</text:p>
          </table:table-cell>
          <table:table-cell office:value-type="string" calcext:value-type="string">
            <text:p>Michael /Prim/ de Komorowo</text:p>
          </table:table-cell>
          <table:table-cell/>
          <table:table-cell office:value-type="string" calcext:value-type="string">
            <text:p>Margaretha de Grzymołtowice consors scultetis de Grzymoltowic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rzawiak/ de Dąbrowa</text:p>
          </table:table-cell>
          <table:table-cell office:value-type="string" calcext:value-type="string">
            <text:p>Mariann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611" calcext:value-type="float">
            <text:p>1731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 Catharina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 /Tomicka/</text:p>
          </table:table-cell>
          <table:table-cell office:value-type="string" calcext:value-type="string">
            <text:p>Joannes /Tomicki/ de Starężynek</text:p>
          </table:table-cell>
          <table:table-cell office:value-type="string" calcext:value-type="string">
            <text:p>Catharina /Belącka/ consorte Joannis /Tomicki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sutor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Albertus /Mnich/ cmetonis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1" calcext:value-type="float">
            <text:p>1731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Catuij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Puvol/ de Damasław</text:p>
          </table:table-cell>
          <table:table-cell office:value-type="string" calcext:value-type="string">
            <text:p>Margaretha de Juncewo uxor Martini de domo plebanal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59" calcext:value-type="float">
            <text:p>459</text:p>
          </table:table-cell>
          <table:table-cell office:value-type="float" office:value="17310708" calcext:value-type="float">
            <text:p>173107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 /Pulroni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ovilio de Międzylesie</text:p>
          </table:table-cell>
          <table:table-cell office:value-type="string" calcext:value-type="string">
            <text:p>Marianna vidua oeconoma plebanal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715" calcext:value-type="float">
            <text:p>173107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xium</text:p>
          </table:table-cell>
          <table:table-cell office:value-type="string" calcext:value-type="string">
            <text:p>Franciscu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eorgius ovlio de Piotrkowice</text:p>
          </table:table-cell>
          <table:table-cell office:value-type="string" calcext:value-type="string">
            <text:p>Lucia /Domagalina/ uxor Bartholomei /Domagał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05" calcext:value-type="float">
            <text:p>1731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 de Juncewo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5" calcext:value-type="float">
            <text:p>173108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lar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virgo filia ovilion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819" calcext:value-type="float">
            <text:p>1731081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acinthus</text:p>
          </table:table-cell>
          <table:table-cell office:value-type="string" calcext:value-type="string">
            <text:p>Antonius /Piniązek/ oeconomus Michaelis /Raczinski/ palatini calissiensi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Sventoslaus /Tomicki/ de Śielec</text:p>
          </table:table-cell>
          <table:table-cell office:value-type="string" calcext:value-type="string">
            <text:p>Constantia /Rokossowska/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2" calcext:value-type="float">
            <text:p>173109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egidi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 de Piotrkowice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07" calcext:value-type="float">
            <text:p>1731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/Kot/ mend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adolescens ovilio de Juncewo</text:p>
          </table:table-cell>
          <table:table-cell office:value-type="string" calcext:value-type="string">
            <text:p>Mariann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23" calcext:value-type="float">
            <text:p>173109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Casimirus inquili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/Kaczarow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0930" calcext:value-type="float">
            <text:p>173109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yrria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adolescens de Ułanowo</text:p>
          </table:table-cell>
          <table:table-cell office:value-type="string" calcext:value-type="string">
            <text:p>Barbara virgo filia ovilion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04" calcext:value-type="float">
            <text:p>1731100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ędziorka/ de Damasławek</text:p>
          </table:table-cell>
          <table:table-cell office:value-type="string" calcext:value-type="string">
            <text:p>Helena ancilla de Damasławek filia molitor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027" calcext:value-type="float">
            <text:p>173110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Albertus /Żagorski/ famulus Sventoslai /Tomicki/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tthias /Rokossowski/ adolescens</text:p>
          </table:table-cell>
          <table:table-cell office:value-type="string" calcext:value-type="string">
            <text:p>Constantia /Rokossowska/ consorte Stanislai /Rokossowski/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01" calcext:value-type="float">
            <text:p>1731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ilio adolescens de Dąbrowa</text:p>
          </table:table-cell>
          <table:table-cell office:value-type="string" calcext:value-type="string">
            <text:p>Sophia uxor braxatoris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1" calcext:value-type="float">
            <text:p>1731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ucas /Żurek/ inquil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Marianna /Jackowa/ vid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missing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Lucia /Domagalina/ tra?? persona de Juncewo</text:p>
          </table:table-cell>
          <table:table-cell/>
          <table:table-cell office:value-type="string" calcext:value-type="string">
            <text:p>bottom line or so cut off; page too long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0" calcext:value-type="float">
            <text:p>460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uc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ovilio</text:p>
          </table:table-cell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bottom line or so cut off; page too long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118" calcext:value-type="float">
            <text:p>173111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sephus adolescens de Śielec</text:p>
          </table:table-cell>
          <table:table-cell office:value-type="string" calcext:value-type="string">
            <text:p>Dorothea uxor sartoris de Śielec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2" calcext:value-type="float">
            <text:p>1731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adolescens ovilio de Damasławek</text:p>
          </table:table-cell>
          <table:table-cell office:value-type="string" calcext:value-type="string">
            <text:p>Regina /Byczka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09" calcext:value-type="float">
            <text:p>173112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/Przygod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Anna /Przigodzina/ de Damasławe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1" calcext:value-type="float">
            <text:p>1731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ichael /Beelk/ incola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 /Jantz/ vagabunda persona</text:p>
          </table:table-cell>
          <table:table-cell office:value-type="string" calcext:value-type="string">
            <text:p>Sophia /Nerink/ scultetissa uxor Josephi /Nerink/ de Komoro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15" calcext:value-type="float">
            <text:p>173112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Thomas</text:p>
          </table:table-cell>
          <table:table-cell office:value-type="string" calcext:value-type="string">
            <text:p>Franciscus /Plaskomy/ inquli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adolescens de Dąbrowa</text:p>
          </table:table-cell>
          <table:table-cell office:value-type="string" calcext:value-type="string">
            <text:p>Marianna filia ovilionis de Damasław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11230" calcext:value-type="float">
            <text:p>173112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Paulus /Rybak/ hortul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ovilio de Piotrkowice</text:p>
          </table:table-cell>
          <table:table-cell office:value-type="string" calcext:value-type="string">
            <text:p>Theressia /Skrzinska/ oeconoma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113" calcext:value-type="float">
            <text:p>173201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Jacobus /Fizut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ebastianus adolescens ovilio de Mokronosy</text:p>
          </table:table-cell>
          <table:table-cell office:value-type="string" calcext:value-type="string">
            <text:p>Catharina /Pyrzanka/ vidua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3" calcext:value-type="float">
            <text:p>1732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dreas /C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207" calcext:value-type="float">
            <text:p>1732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ebastianus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adolescens ovilio de Domo Plebanali</text:p>
          </table:table-cell>
          <table:table-cell office:value-type="string" calcext:value-type="string">
            <text:p>Marianna /Jackowa/ vidu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sephus braxator de Dąbrowa</text:p>
          </table:table-cell>
          <table:table-cell office:value-type="string" calcext:value-type="string">
            <text:p>Marianna /Lipinska/ virgo G. /Rokossowska/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6" calcext:value-type="float">
            <text:p>1732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dalbertus /Kurzawiak/ adolescens de Dąbrowa</text:p>
          </table:table-cell>
          <table:table-cell office:value-type="string" calcext:value-type="string">
            <text:p>Constantia /Kurzawiąnka/ virgo de Dąbrowa</text:p>
          </table:table-cell>
          <table:table-cell/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17" calcext:value-type="float">
            <text:p>173203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Adalbertus /Kusz/ semicmetoni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Cwikła/ de Juncewo ovilio de aula</text:p>
          </table:table-cell>
          <table:table-cell office:value-type="string" calcext:value-type="string">
            <text:p>Regina uxor Adalberti /Mnich/ de Juncewo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e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Malkowska/ uxor Antonii /Malkoski/ organarius Juncewiensis</text:p>
          </table:table-cell>
          <table:table-cell/>
          <table:table-cell office:value-type="string" calcext:value-type="string">
            <text:p>name of father may be mentioned in cut-off top line of next page; possible twin of Joseph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1" calcext:value-type="float">
            <text:p>461</text:p>
          </table:table-cell>
          <table:table-cell office:value-type="float" office:value="17320323" calcext:value-type="float">
            <text:p>173203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Sophia /Rolirad/ ancilla filia Michael /Rolirad/ inhabitatory Damaslawensis</text:p>
          </table:table-cell>
          <table:table-cell office:value-type="string" calcext:value-type="string">
            <text:p>Martinus /Domagała/ inqulinus plebinalis de Juncewo</text:p>
          </table:table-cell>
          <table:table-cell office:value-type="string" calcext:value-type="string">
            <text:p>Marianna /Malkoska/ de Juncewo uxor organarius Juncewiensis</text:p>
          </table:table-cell>
          <table:table-cell/>
          <table:table-cell office:value-type="string" calcext:value-type="string">
            <text:p>possibly twin of Gertrude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3" calcext:value-type="float">
            <text:p>1732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tonius /Malkowski/ organarius Juncewiensis</text:p>
          </table:table-cell>
          <table:table-cell office:value-type="string" calcext:value-type="string">
            <text:p>Magdalena uxor Blasii /Dupą/ de Dąbrowa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05" calcext:value-type="float">
            <text:p>1732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/Jęchowa/ de Międzylesie ? to dziecko Owczarsk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423" calcext:value-type="float">
            <text:p>173204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sartor de Śielec</text:p>
          </table:table-cell>
          <table:table-cell office:value-type="string" calcext:value-type="string">
            <text:p>Margaretha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Wachowic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Hedvigis uxor Andreas /Mendici/ de Międzyles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504" calcext:value-type="float">
            <text:p>1732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Beink/ luthera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semicmetonis de Juncewo</text:p>
          </table:table-cell>
          <table:table-cell office:value-type="string" calcext:value-type="string">
            <text:p>Sophia oppidana de Rogowo uxor Severin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62" calcext:value-type="float">
            <text:p>462</text:p>
          </table:table-cell>
          <table:table-cell office:value-type="float" office:value="17320701" calcext:value-type="float">
            <text:p>173207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/00/0000</text:date>, <text:time style:data-style-name="N2" text:time-value="15:15:15.8804448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7T09:54:48.938000000</meta:creation-date>
    <meta:generator>LibreOffice/7.3.1.3$MacOSX_AARCH64 LibreOffice_project/a69ca51ded25f3eefd52d7bf9a5fad8c90b87951</meta:generator>
    <dc:date>2022-04-10T21:32:42.733593726</dc:date>
    <meta:editing-duration>PT14H5M41S</meta:editing-duration>
    <meta:editing-cycles>184</meta:editing-cycles>
    <meta:document-statistic meta:table-count="1" meta:cell-count="1812" meta:object-count="0"/>
  </office:meta>
</office:document-meta>
</file>